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Verdana1"/>
    </style:style>
    <style:style style:name="T4" style:family="text">
      <style:text-properties style:font-name="Verdana1" fo:font-weight="bold" style:font-weight-asian="bold" style:font-weight-complex="bold"/>
    </style:style>
    <style:style style:name="T5" style:family="text">
      <style:text-properties style:font-name="Verdana1" fo:font-size="14pt"/>
    </style:style>
    <style:style style:name="T6" style:family="text">
      <style:text-properties style:font-name="Verdana1" fo:font-size="14pt" style:text-underline-style="solid" style:text-underline-width="auto" style:text-underline-color="font-color"/>
    </style:style>
    <style:style style:name="T7" style:family="text">
      <style:text-properties fo:font-size="14pt" style:text-underline-style="solid" style:text-underline-width="auto" style:text-underline-color="font-color"/>
    </style:style>
    <style:style style:name="T8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Chicken Fajitas</text:span><text:span text:style-name="T3"><text:line-break/><text:line-break/>¼ cup lime juice<text:line-break/>2 T olive oil<text:line-break/>1 t. chopped garlic, the kind from the jar<text:line-break/>½ t. liquid smoke<text:line-break/>½ t. cayenne pepper<text:line-break/>7 to 8 chicken thighs, if they are the frozen kind, defrost first<text:line-break/>1 green bell pepper, sliced thin<text:line-break/>1 red bell pepper, sliced thin<text:line-break/>1 sweet onion, sliced thin<text:line-break/>1 tomato, sliced in wedges<text:line-break/><text:line-break/>Combine lime juice, olive oil, garlic, liquid smoke and cayenne pepper in a bowl. Thinly slice chicken thighs the longest direction. Add to marinade and stir to mix. Sometimes I find putting all ingredients into a large Ziploc bag and laying it flat in the fridge works best. Marinate the meat for at least 2 hours or all day. Stir every now and again if you have it in a bowl or flip the bag periodically to evenly marinate everything. <text:line-break/><text:line-break/>At meal time heat a grill or frying pan on medium high. Lay the meat over the grill or in the frying pan and cook approx. 4 minutes each side. Remove and set in warm oven on a plate.<text:line-break/><text:line-break/>Quickly heat up the veggies in a little olive oil if necessary and set next to chicken. <text:line-break/><text:line-break/>Serve these with homemade whole wheat tortillas (these can be made earlier in the day) along with salsa, guacamole, and sour cream for a colorful and delicious dinner! 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2:54:23.69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226" meta:character-count="1196"/>
  </office:meta>
</office:document-meta>
</file>